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tTestContextInitializers.AotTestContextInit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otTestContextInitializers.isSupportedTestClass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tTestContextInitializers.getContextInitializerClass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tTestContextInitializers.getContextInitializer( Class &lt; ? &gt;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otTestContextInitializers.AotTestContextInitializers( Map &lt; String , Supplier &lt; ApplicationContextInitializer &lt; ConfigurableApplicationContext &gt; &gt; &gt; contextInitializers , Map &lt; String , Class &lt; ApplicationContextInitializer &lt; ? &gt; &gt; &gt; contextInitializer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